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aee6" officeooo:paragraph-rsid="0017aee6"/>
    </style:style>
    <style:style style:name="P2" style:family="paragraph" style:parent-style-name="Standard">
      <style:text-properties officeooo:rsid="001a2cb6" officeooo:paragraph-rsid="001a2cb6"/>
    </style:style>
    <style:style style:name="P3" style:family="paragraph" style:parent-style-name="Standard">
      <style:text-properties officeooo:rsid="001b179b" officeooo:paragraph-rsid="001b179b"/>
    </style:style>
    <style:style style:name="P4" style:family="paragraph" style:parent-style-name="Standard">
      <style:text-properties officeooo:rsid="001b179b" officeooo:paragraph-rsid="002733f0"/>
    </style:style>
    <style:style style:name="P5" style:family="paragraph" style:parent-style-name="Standard">
      <style:text-properties officeooo:rsid="0019f20a" officeooo:paragraph-rsid="0019f20a"/>
    </style:style>
    <style:style style:name="P6" style:family="paragraph" style:parent-style-name="Standard">
      <style:text-properties officeooo:rsid="001b8545" officeooo:paragraph-rsid="001b8545"/>
    </style:style>
    <style:style style:name="P7" style:family="paragraph" style:parent-style-name="Standard">
      <style:text-properties officeooo:rsid="001b8545" officeooo:paragraph-rsid="001f777d"/>
    </style:style>
    <style:style style:name="P8" style:family="paragraph" style:parent-style-name="Standard">
      <style:text-properties officeooo:rsid="002265ef" officeooo:paragraph-rsid="002265ef"/>
    </style:style>
    <style:style style:name="P9" style:family="paragraph" style:parent-style-name="Standard">
      <style:text-properties officeooo:rsid="00253166" officeooo:paragraph-rsid="00253166"/>
    </style:style>
    <style:style style:name="P10" style:family="paragraph" style:parent-style-name="Standard">
      <style:text-properties officeooo:rsid="0026cd66" officeooo:paragraph-rsid="0026cd66"/>
    </style:style>
    <style:style style:name="P11" style:family="paragraph" style:parent-style-name="Standard">
      <style:text-properties officeooo:rsid="002733f0" officeooo:paragraph-rsid="002733f0"/>
    </style:style>
    <style:style style:name="P12" style:family="paragraph" style:parent-style-name="Standard">
      <style:text-properties officeooo:rsid="00286db0" officeooo:paragraph-rsid="00286db0"/>
    </style:style>
    <style:style style:name="P13" style:family="paragraph" style:parent-style-name="Standard">
      <style:text-properties officeooo:rsid="002a0679" officeooo:paragraph-rsid="002a0679"/>
    </style:style>
    <style:style style:name="P14" style:family="paragraph" style:parent-style-name="Standard">
      <style:text-properties officeooo:rsid="002c8ea6" officeooo:paragraph-rsid="002c8ea6"/>
    </style:style>
    <style:style style:name="P15" style:family="paragraph" style:parent-style-name="Standard">
      <style:text-properties officeooo:rsid="002e1d32" officeooo:paragraph-rsid="002e1d32"/>
    </style:style>
    <style:style style:name="P16" style:family="paragraph" style:parent-style-name="Standard">
      <style:text-properties officeooo:rsid="002f6a47" officeooo:paragraph-rsid="002f6a47"/>
    </style:style>
    <style:style style:name="P17" style:family="paragraph" style:parent-style-name="Standard">
      <style:text-properties officeooo:rsid="001f777d" officeooo:paragraph-rsid="001f777d"/>
    </style:style>
    <style:style style:name="P18" style:family="paragraph" style:parent-style-name="Standard">
      <style:text-properties officeooo:rsid="0017aee6" officeooo:paragraph-rsid="0017aee6" fo:background-color="#fff200"/>
    </style:style>
    <style:style style:name="P19" style:family="paragraph" style:parent-style-name="Standard">
      <style:text-properties officeooo:rsid="0019f20a" officeooo:paragraph-rsid="0019f20a" fo:background-color="#faa61a"/>
    </style:style>
    <style:style style:name="P20" style:family="paragraph" style:parent-style-name="Standard">
      <style:text-properties officeooo:rsid="002e1d32" officeooo:paragraph-rsid="002e1d32" fo:background-color="#faa61a"/>
    </style:style>
    <style:style style:name="P21" style:family="paragraph" style:parent-style-name="Standard">
      <style:text-properties officeooo:rsid="00306d82" officeooo:paragraph-rsid="00306d82"/>
    </style:style>
    <style:style style:name="P22" style:family="paragraph" style:parent-style-name="Standard">
      <style:text-properties officeooo:rsid="00318b09" officeooo:paragraph-rsid="00318b09"/>
    </style:style>
    <style:style style:name="P23" style:family="paragraph" style:parent-style-name="Standard">
      <style:text-properties officeooo:rsid="00328dd0" officeooo:paragraph-rsid="00328dd0"/>
    </style:style>
    <style:style style:name="P24" style:family="paragraph" style:parent-style-name="Standard">
      <style:text-properties officeooo:rsid="003427b1" officeooo:paragraph-rsid="003427b1"/>
    </style:style>
    <style:style style:name="P25" style:family="paragraph" style:parent-style-name="Standard">
      <style:text-properties officeooo:rsid="0035aafb" officeooo:paragraph-rsid="0035aafb"/>
    </style:style>
    <style:style style:name="P26" style:family="paragraph" style:parent-style-name="Standard">
      <style:text-properties officeooo:rsid="003826b6" officeooo:paragraph-rsid="003826b6"/>
    </style:style>
    <style:style style:name="P27" style:family="paragraph" style:parent-style-name="Standard">
      <style:text-properties officeooo:rsid="001a2cb6" officeooo:paragraph-rsid="001a2cb6"/>
    </style:style>
    <style:style style:name="P28" style:family="paragraph" style:parent-style-name="Standard">
      <style:text-properties officeooo:rsid="0039aec5" officeooo:paragraph-rsid="0039aec5"/>
    </style:style>
    <style:style style:name="T1" style:family="text">
      <style:text-properties officeooo:rsid="0018d3e5"/>
    </style:style>
    <style:style style:name="T2" style:family="text">
      <style:text-properties officeooo:rsid="001d7667"/>
    </style:style>
    <style:style style:name="T3" style:family="text">
      <style:text-properties officeooo:rsid="003454bb"/>
    </style:style>
    <style:style style:name="T4" style:family="text">
      <style:text-properties officeooo:rsid="0036ee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uxin</text:p>
      <text:p text:style-name="P1"/>
      <text:p text:style-name="P18">1. <text:span text:style-name="T1">Survival, the data from mortality hasnt been used in the model as far as I can – it is the data from the savage paper? How is that curve she showed me feeding into that equation?</text:span></text:p>
      <text:p text:style-name="P1"/>
      <text:p text:style-name="P19">2. Bandwidth functions to talk me through</text:p>
      <text:p text:style-name="P20">1g too large =, thy grow slwoly, thn narrow the band minimu growth mass and minimum growth fucntion </text:p>
      <text:p text:style-name="P15"/>
      <text:p text:style-name="P15">minumum grwth mass udner minumin temperature(she used 0 as minimum yempertaure) a</text:p>
      <text:p text:style-name="P5"/>
      <text:p text:style-name="P15">rightpoint - </text:p>
      <text:p text:style-name="P5"/>
      <text:p text:style-name="P7">3. <text:span text:style-name="T2">Growth mass. Where is 5.73 from <text:s/>-</text:span></text:p>
      <text:p text:style-name="P7"/>
      <text:p text:style-name="P16">she didnt use my data for any of these parameters, only for fecundity</text:p>
      <text:p text:style-name="P16">the numbers are all taken from the papers</text:p>
      <text:p text:style-name="P16"/>
      <text:p text:style-name="P17">4. I’ve been through growth rate data and I can’t find it, ou mentioned times by 30 to make per month but you havent done tht in code. Something to do with the month equation, do I need this explaining</text:p>
      <text:p text:style-name="P8">month thing, you state that took 30 days, but you have 29 and 28 day months in code too?</text:p>
      <text:p text:style-name="P9">-Constant difference in this?</text:p>
      <text:p text:style-name="P5"/>
      <text:p text:style-name="P10">5, why not all stages used equation? I.e sr egg and whats suggestion surrouding this</text:p>
      <text:p text:style-name="P5"/>
      <text:p text:style-name="P5"/>
      <text:p text:style-name="P11">6. fill[i] &lt;- fecundity((2*i+1)/2*10,TC)*SR_egg</text:p>
      <text:p text:style-name="P11"/>
      <text:p text:style-name="P14">mass? I is mass, average of column or row each row has a mass rnage size and this is just I and I plus one so calculate the average of that and times ten as number 8000 representing 80 grams, </text:p>
      <text:p text:style-name="P14"/>
      <text:p text:style-name="P14">temperature didnt have an impact on fecundity </text:p>
      <text:p text:style-name="P11"/>
      <text:p text:style-name="P15">c:food availaibity</text:p>
      <text:p text:style-name="P15">two differt c one is parr c ad one is adult c, </text:p>
      <text:p text:style-name="P11"/>
      <text:p text:style-name="P12">7.fry matrix, why 1/2.5 etc for entry one two and three</text:p>
      <text:p text:style-name="P11"/>
      <text:p text:style-name="P4"/>
      <text:p text:style-name="P4"/>
      <text:p text:style-name="P4"/>
      <text:p text:style-name="P4"/>
      <text:p text:style-name="P13">James/Samraat</text:p>
      <text:p text:style-name="P13"/>
      <text:p text:style-name="P21">1.the survival eqn doestn work for low masses, it seems okay for adult fish, probs cos those were the fish from the savage paper, how should I expan his, change the daa going into the eqn, or have a baby fish equation.</text:p>
      <text:p text:style-name="P23">Normalisation constant – what does this mean</text:p>
      <text:p text:style-name="P23"/>
      <text:p text:style-name="P24"><text:soft-page-break/>do I have one big survival curve, just thinking ontogenitcally, like eg surivial vrs adults, is that the issue yuxon had, I have found for example a fish egg example, which scales slightly different, -0.22 compred to -0.23 yuxn used<text:span text:style-name="T3">(-0.24 in another)</text:span>, but v similar? </text:p>
      <text:p text:style-name="P25">Using the intercept what does it mean <text:span text:style-name="T4">is it the normalisation constant, it is, </text:span></text:p>
      <text:p text:style-name="P26">wso my question is why is the y intercept e to the and why is it divided by…?</text:p>
      <text:p text:style-name="P2"/>
      <text:p text:style-name="P28">2. laptop</text:p>
      <text:p text:style-name="P2"/>
      <text:p text:style-name="P3">2. Activation energies.</text:p>
      <text:p text:style-name="P3"/>
      <text:p text:style-name="P6"/>
      <text:p text:style-name="P6"/>
      <text:p text:style-name="P6"/>
      <text:p text:style-name="P22"/>
      <text:p text:style-name="P6"/>
      <text:p text:style-name="P6"/>
      <text:p text:style-name="P6"/>
      <text:p text:style-name="P6"/>
      <text:p text:style-name="P6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1:59:01.323227641</meta:creation-date>
    <meta:generator>LibreOffice/6.0.7.3$Linux_X86_64 LibreOffice_project/00m0$Build-3</meta:generator>
    <dc:date>2020-01-08T11:28:09.156199998</dc:date>
    <meta:editing-duration>P1DT11H51M2S</meta:editing-duration>
    <meta:editing-cycles>31</meta:editing-cycles>
    <meta:document-statistic meta:table-count="0" meta:image-count="0" meta:object-count="0" meta:page-count="2" meta:paragraph-count="28" meta:word-count="390" meta:character-count="2106" meta:non-whitespace-character-count="1732"/>
  </office:meta>
</office:document-meta>
</file>